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draw:textarea-vertical-align="top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star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4.141cm" svg:x="1.4cm" svg:y="0.52cm" presentation:class="title" presentation:user-transformed="true">
          <draw:text-box>
            <text:p text:style-name="P1"><text:span text:style-name="T1">СЕССИОННЫЙ УРОВЕНЬ, УРОВЕНЬ ПРЕДСТАВЛЕНИЯ, ПРИКЛАДНОЙ УРОВЕНЬ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2"><text:span text:style-name="T2">В эталонной модели OSI предусмотрены три уровня: сессионный уровень, уровень представления и прикладной уровень. Каждый из этих уровней выполняет определенные функции:</text:span></text:p>
            <text:p text:style-name="P2"><text:span text:style-name="T2">Сессионный уровень обеспечивает установление и поддержку сеанса (или сессии) при длительном взаимодействии. Сеанс – это логическое (виртуальное) соединение между двумя программами, в общем случае функционирующими на разных компьютерах. В простейшем случае, установление виртуального соединения подразумевает согласование параметров обмена и выделение ресурсов, например, блоков памяти, необходимых для приема и передачи данных. Наиболее важным является механизм длительной поддержки соединения в период, когда активного обмена данными не происходит. Такая поддержка осуществляется путем периодической отправки специальных тестовых пакетов, при получении которых участник соединения должен ответить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22:38:31.306693549</meta:creation-date>
    <dc:date>2016-01-11T22:49:16.124625164</dc:date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